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text-properties fo:color="#FF0000" fo:language="en" fo:country="US"/>
    </style:style>
    <style:style style:name="P6" style:parent-style-name="Normal" style:family="paragraph">
      <style:text-properties fo:color="#FF0000" fo:language="en" fo:country="US"/>
    </style:style>
    <style:style style:name="P7" style:parent-style-name="Normal" style:family="paragraph">
      <style:text-properties fo:color="#FF0000" fo:language="en" fo:country="US"/>
    </style:style>
    <style:style style:name="P8" style:parent-style-name="Normal" style:family="paragraph">
      <style:text-properties fo:color="#FF0000" fo:language="en" fo:country="US"/>
    </style:style>
    <style:style style:name="P9" style:parent-style-name="Normal" style:family="paragraph">
      <style:text-properties fo:color="#FF0000" fo:language="en" fo:country="US"/>
    </style:style>
    <style:style style:name="T10" style:parent-style-name="Policepardéfaut" style:family="text">
      <style:text-properties fo:color="#FF0000" fo:language="en" fo:country="US"/>
    </style:style>
    <style:style style:name="T11" style:parent-style-name="Policepardéfaut" style:family="text">
      <style:text-properties fo:color="#FF0000"/>
    </style:style>
    <style:style style:name="P12" style:parent-style-name="Normal" style:family="paragraph">
      <style:text-properties fo:color="#FF0000"/>
    </style:style>
    <style:style style:name="P13" style:parent-style-name="Normal" style:family="paragraph">
      <style:text-properties fo:color="#FF0000"/>
    </style:style>
    <style:style style:name="P14" style:parent-style-name="Paragraphedeliste" style:list-style-name="LFO1" style:family="paragraph">
      <style:text-properties fo:font-weight="bold" style:font-weight-asian="bold" style:font-weight-complex="bold" fo:color="#000000" style:text-underline-type="single" style:text-underline-style="solid" style:text-underline-width="auto" style:text-underline-mode="continuous"/>
    </style:style>
    <style:style style:name="P15" style:parent-style-name="Normal" style:family="paragraph">
      <style:text-properties fo:color="#000000"/>
    </style:style>
    <style:style style:name="P16" style:parent-style-name="Normal" style:family="paragraph">
      <style:text-properties fo:color="#000000"/>
    </style:style>
    <style:style style:name="P17" style:parent-style-name="Paragraphedeliste" style:list-style-name="LFO1" style:family="paragraph">
      <style:text-properties fo:font-weight="bold" style:font-weight-asian="bold" style:font-weight-complex="bold" fo:color="#000000" style:text-underline-type="single" style:text-underline-style="solid" style:text-underline-width="auto" style:text-underline-mode="continuous"/>
    </style:style>
    <style:style style:name="P18" style:parent-style-name="Normal" style:family="paragraph">
      <style:text-properties fo:color="#000000"/>
    </style:style>
    <style:style style:name="P19" style:parent-style-name="Paragraphedeliste" style:list-style-name="LFO1" style:family="paragraph">
      <style:text-properties fo:font-weight="bold" style:font-weight-asian="bold" style:font-weight-complex="bold" fo:color="#000000" style:text-underline-type="single" style:text-underline-style="solid" style:text-underline-width="auto" style:text-underline-mode="continuous"/>
    </style:style>
    <style:style style:name="P20"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21"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Normal" style:family="paragraph">
      <style:text-properties fo:font-weight="bold" style:font-weight-asian="bold" style:font-weight-complex="bold" fo:color="#000000" style:text-underline-type="single" style:text-underline-style="solid" style:text-underline-width="auto" style:text-underline-mode="continuous"/>
    </style:style>
    <style:style style:name="P24"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25" style:parent-style-name="Normal" style:family="paragraph">
      <style:text-properties fo:color="#000000"/>
    </style:style>
    <style:style style:name="P26" style:parent-style-name="Normal" style:family="paragraph">
      <style:text-properties fo:color="#000000"/>
    </style:style>
    <style:style style:name="P27" style:parent-style-name="Normal" style:family="paragraph">
      <style:text-properties fo:color="#000000"/>
    </style:style>
    <style:style style:name="P28" style:parent-style-name="Normal" style:family="paragraph">
      <style:text-properties fo:color="#000000"/>
    </style:style>
    <style:style style:name="P29" style:parent-style-name="Normal" style:family="paragraph">
      <style:text-properties fo:color="#000000"/>
    </style:style>
    <style:style style:name="P30" style:parent-style-name="Normal" style:family="paragraph">
      <style:text-properties fo:color="#000000"/>
    </style:style>
    <style:style style:name="P31" style:parent-style-name="Normal" style:family="paragraph">
      <style:text-properties fo:color="#000000"/>
    </style:style>
    <style:style style:name="P32" style:parent-style-name="Normal" style:family="paragraph">
      <style:text-properties fo:color="#000000"/>
    </style:style>
    <style:style style:name="P33" style:parent-style-name="Normal" style:family="paragraph">
      <style:text-properties fo:color="#000000"/>
    </style:style>
    <style:style style:name="P34" style:parent-style-name="Normal" style:family="paragraph">
      <style:text-properties fo:color="#000000"/>
    </style:style>
    <style:style style:name="P35" style:parent-style-name="Normal" style:family="paragraph">
      <style:text-properties fo:color="#000000"/>
    </style:style>
    <style:style style:name="P36" style:parent-style-name="Normal" style:family="paragraph">
      <style:text-properties fo:color="#000000"/>
    </style:style>
    <style:style style:name="P37" style:parent-style-name="Normal" style:family="paragraph">
      <style:text-properties fo:color="#000000"/>
    </style:style>
    <style:style style:name="P38" style:parent-style-name="Normal" style:family="paragraph">
      <style:text-properties fo:color="#000000"/>
    </style:style>
    <style:style style:name="P39" style:parent-style-name="Normal" style:family="paragraph">
      <style:text-properties fo:color="#000000"/>
    </style:style>
    <style:style style:name="P40" style:parent-style-name="Normal" style:family="paragraph">
      <style:text-properties fo:color="#000000"/>
    </style:style>
    <style:style style:name="P41"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T42" style:parent-style-name="Policepardéfaut" style:family="text">
      <style:text-properties fo:color="#000000"/>
    </style:style>
    <style:style style:name="T43" style:parent-style-name="Policepardéfaut" style:family="text">
      <style:text-properties fo:color="#000000"/>
    </style:style>
    <style:style style:name="T44" style:parent-style-name="Policepardéfaut" style:family="text">
      <style:text-properties fo:color="#000000" style:text-position="super 63.6%"/>
    </style:style>
    <style:style style:name="T45" style:parent-style-name="Policepardéfaut" style:family="text">
      <style:text-properties fo:color="#000000"/>
    </style:style>
    <style:style style:name="P46" style:parent-style-name="Normal" style:family="paragraph">
      <style:text-properties fo:color="#000000"/>
    </style:style>
    <style:style style:name="P47"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48" style:parent-style-name="Normal" style:family="paragraph">
      <style:text-properties fo:color="#000000"/>
    </style:style>
    <style:style style:name="P49" style:parent-style-name="Normal" style:family="paragraph">
      <style:text-properties fo:color="#000000"/>
    </style:style>
    <style:style style:name="P50" style:parent-style-name="Normal" style:family="paragraph">
      <style:text-properties fo:color="#000000"/>
    </style:style>
    <style:style style:name="P51"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52" style:parent-style-name="Normal" style:family="paragraph">
      <style:text-properties fo:color="#000000"/>
    </style:style>
    <style:style style:name="P53"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54" style:parent-style-name="Normal" style:family="paragraph">
      <style:text-properties fo:color="#000000"/>
    </style:style>
    <style:style style:name="P55" style:parent-style-name="Paragraphedeliste" style:list-style-name="LFO3" style:family="paragraph">
      <style:paragraph-properties fo:margin-left="0.9833in" fo:text-indent="-0.4937in">
        <style:tab-stops/>
      </style:paragraph-properties>
      <style:text-properties fo:font-weight="bold" style:font-weight-asian="bold" style:font-weight-complex="bold" fo:color="#000000" style:text-underline-type="single" style:text-underline-style="solid" style:text-underline-width="auto" style:text-underline-mode="continuous"/>
    </style:style>
    <style:style style:name="P56" style:parent-style-name="Normal" style:family="paragraph">
      <style:text-properties fo:color="#000000"/>
    </style:style>
    <style:style style:name="P57" style:parent-style-name="Normal" style:family="paragraph">
      <style:text-properties fo:color="#000000"/>
    </style:style>
    <style:style style:name="P58" style:parent-style-name="Normal" style:family="paragraph">
      <style:text-properties fo:color="#000000"/>
    </style:style>
    <style:style style:name="P59" style:parent-style-name="Paragraphedeliste" style:list-style-name="LFO3" style:family="paragraph">
      <style:text-properties fo:font-weight="bold" style:font-weight-asian="bold" style:font-weight-complex="bold" fo:color="#000000" style:text-underline-type="single" style:text-underline-style="solid" style:text-underline-width="auto" style:text-underline-mode="continuous"/>
    </style:style>
    <style:style style:name="T60" style:parent-style-name="Policepardéfaut" style:family="text">
      <style:text-properties fo:color="#000000"/>
    </style:style>
    <style:style style:name="T61" style:parent-style-name="Policepardéfaut" style:family="text">
      <style:text-properties fo:color="#000000"/>
    </style:style>
    <style:style style:name="T62" style:parent-style-name="Policepardéfaut" style:family="text">
      <style:text-properties fo:color="#000000" style:text-position="super 63.6%"/>
    </style:style>
    <style:style style:name="T63" style:parent-style-name="Policepardéfaut" style:family="text">
      <style:text-properties fo:color="#000000"/>
    </style:style>
    <style:style style:name="T64" style:parent-style-name="Policepardéfaut" style:family="text">
      <style:text-properties fo:color="#000000" style:text-position="super 63.6%"/>
    </style:style>
    <style:style style:name="T65" style:parent-style-name="Policepardéfaut" style:family="text">
      <style:text-properties fo:color="#000000"/>
    </style:style>
    <style:style style:name="T66" style:parent-style-name="Policepardéfaut" style:family="text">
      <style:text-properties fo:color="#000000"/>
    </style:style>
    <style:style style:name="P67" style:parent-style-name="Paragraphedeliste" style:list-style-name="LFO2" style:family="paragraph">
      <style:text-properties fo:color="#000000"/>
    </style:style>
    <style:style style:name="P68" style:parent-style-name="Normal" style:family="paragraph">
      <style:text-properties fo:color="#000000"/>
    </style:style>
    <style:style style:name="P69" style:parent-style-name="Normal" style:family="paragraph">
      <style:text-properties fo:color="#000000"/>
    </style:style>
    <style:style style:name="P70" style:parent-style-name="Normal" style:family="paragraph">
      <style:text-properties fo:color="#000000"/>
    </style:style>
    <style:style style:name="P71" style:parent-style-name="Paragraphedeliste" style:list-style-name="LFO2" style:family="paragraph">
      <style:text-properties fo:font-weight="bold" style:font-weight-asian="bold" style:font-weight-complex="bold" fo:color="#000000" style:text-underline-type="single" style:text-underline-style="solid" style:text-underline-width="auto" style:text-underline-mode="continuous"/>
    </style:style>
    <style:style style:name="P72" style:parent-style-name="Normal" style:family="paragraph">
      <style:text-properties fo:color="#000000"/>
    </style:style>
    <style:style style:name="P73" style:parent-style-name="Normal" style:family="paragraph">
      <style:text-properties fo:color="#000000"/>
    </style:style>
    <style:style style:name="P74" style:parent-style-name="Normal" style:family="paragraph">
      <style:text-properties fo:color="#000000"/>
    </style:style>
    <style:style style:name="P75" style:parent-style-name="Normal" style:family="paragraph">
      <style:text-properties fo:color="#000000"/>
    </style:style>
    <style:style style:name="P76" style:parent-style-name="Normal" style:family="paragraph">
      <style:text-properties fo:color="#000000"/>
    </style:style>
    <style:style style:name="P77" style:parent-style-name="Normal" style:family="paragraph">
      <style:text-properties fo:color="#000000"/>
    </style:style>
    <style:style style:name="P78" style:parent-style-name="Normal" style:family="paragraph">
      <style:text-properties fo:color="#000000"/>
    </style:style>
    <style:style style:name="P79" style:parent-style-name="Normal" style:family="paragraph">
      <style:text-properties fo:color="#000000"/>
    </style:style>
    <style:style style:name="P80" style:parent-style-name="Normal" style:family="paragraph">
      <style:text-properties fo:color="#000000"/>
    </style:style>
    <style:style style:name="P81" style:parent-style-name="Normal" style:family="paragraph">
      <style:text-properties fo:color="#000000"/>
    </style:style>
    <style:style style:name="P82" style:parent-style-name="Normal" style:family="paragraph">
      <style:text-properties fo:color="#000000"/>
    </style:style>
    <style:style style:name="P83" style:parent-style-name="Normal" style:family="paragraph">
      <style:text-properties fo:color="#000000"/>
    </style:style>
    <style:style style:name="P84" style:parent-style-name="Normal" style:family="paragraph">
      <style:text-properties fo:color="#000000"/>
    </style:style>
    <style:style style:name="P85" style:parent-style-name="Normal" style:family="paragraph">
      <style:text-properties fo:color="#000000"/>
    </style:style>
    <style:style style:name="P86" style:parent-style-name="Normal" style:family="paragraph">
      <style:text-properties fo:color="#000000"/>
    </style:style>
    <style:style style:name="P87" style:parent-style-name="Normal" style:family="paragraph">
      <style:text-properties fo:color="#000000"/>
    </style:style>
    <style:style style:name="P88" style:parent-style-name="Normal" style:family="paragraph">
      <style:text-properties fo:color="#000000"/>
    </style:style>
  </office:automatic-styles>
  <office:body>
    <office:text text:use-soft-page-breaks="true">
      <text:p text:style-name="P1">Rapport Projet SGBD</text:p>
      <text:p text:style-name="P2">Présentation :</text:p>
      <text:p text:style-name="Normal">Ce projet a pour but de comparer les coûts d’exécution de différents algorithmes de jointure dans des environnements variés. Le coût sera exprimé par le nombre de blocs lus et/ou écrits pour<text:s/>l’exécution des différents algorithmes, de plus il s’agira du coût réel d’exécution sur des tables que l’on aura créées.</text:p>
      <text:p text:style-name="P3">Description des classes :</text:p>
      <text:p text:style-name="Normal">Pour simuler ces différents tests, nous aurons besoins de briques de base que l’on utilisera pour calculer le<text:s/>coût des algorithmes. Il va s’agir des classes « Table », « Bloc », « Buffer », « Enregistrement », « Index » et « Segment ».<text:s/></text:p>
      <text:p text:style-name="Normal">Ces classes fourniront les opérations nécessaires à leur mise en œuvre, des méthodes lectures/écritures seront mises à disposition par exemple.</text:p>
      <text:list text:style-name="LFO1" text:continue-numbering="true">
        <text:list-item>
          <text:p text:style-name="P4">Classe « Enregistrements »</text:p>
        </text:list-item>
      </text:list>
      <text:p text:style-name="Normal">La classe « Enregistrement » est une classe qui contiendra les valeurs que l’on comparera ensuite dans les algorithmes de jointure. Elle possède 3 attributs (id, desc et valeur) qui simule des informations que l’on peut inscrire dans un<text:s/>tuple.  Les accesseurs ainsi que le constructeur n’ont rien de particulier, les valeurs sont définies par défaut aléatoirement et on créer un nouvel enregistrement en indiquant seulement l’id dans les paramètres. Un deuxième constructeur est disponible afin d’indiquer la valeur que l’on veut inscrire,<text:s/>et il est utilisé lors de la construction d’index sur l’attribut valeur.<text:s/></text:p>
      <text:p text:style-name="Normal">Cette classe implémente l’interface Comparable et la méthode CompareTo est surchargée sur l’attribut valeur. Cela permet de trier facilement les tables sur cet attribut.</text:p>
      <text:p text:style-name="Normal">Une méthode toString est aussi implémenté où l’on affiche les attributs de la classe, l’un au-dessus des autres.</text:p>
      <text:p text:style-name="P5">@Override</text:p>
      <text:p text:style-name="P6"><text:s text:c="4"/>public String toString(){</text:p>
      <text:p text:style-name="P7"><text:s text:c="8"/>String res = ""+this.id+"\nValeur : "+this.valeur+"\nDescription : "+this.desc;</text:p>
      <text:p text:style-name="P8"><text:s text:c="8"/>System.out.println(res);</text:p>
      <text:p text:style-name="P9"><text:s text:c="8"/>return res;</text:p>
      <text:p text:style-name="Normal"><text:span text:style-name="T10"><text:s text:c="4"/></text:span><text:span text:style-name="T11">}</text:span></text:p>
      <text:p text:style-name="P12"/>
      <text:p text:style-name="P13"/>
      <text:list text:style-name="LFO1" text:continue-numbering="true">
        <text:list-item>
          <text:p text:style-name="P14">Classe « Table »</text:p>
        </text:list-item>
      </text:list>
      <text:soft-page-break/>
      <text:p text:style-name="P15">Cette classe possède un seul attribut qui est une ArrayList d’Enregistrement. Un accesseur permet de récupérer la liste entièrement et un autre permet de récupérer l’enregistrement selon sa position dans la liste.</text:p>
      <text:p text:style-name="P16">Le constructeur est par défaut et créer une liste de 100 enregistrements qui auront des valeurs aléatoires.</text:p>
      <text:list text:style-name="LFO1" text:continue-numbering="true">
        <text:list-item>
          <text:p text:style-name="P17">Classe « Index »</text:p>
        </text:list-item>
      </text:list>
      <text:p text:style-name="P18">La classe « Index » possède une ArrayList<text:s/>d’Enregistrement<text:s/>comme attribut.<text:s/>Cette liste représente la liste des valeurs des enregistrements d’une table.<text:s/>Les accesseurs sont les mêmes que pour la classe « Table » mais pour la liste d’Integer et non la liste d’Enregistrement. Le constructeur récupère les valeurs de la table mise en paramètre et les inscrit dans la liste que l’on a pour attribut.</text:p>
      <text:list text:style-name="LFO1" text:continue-numbering="true">
        <text:list-item>
          <text:p text:style-name="P19">Classe « Bloc »</text:p>
        </text:list-item>
      </text:list>
      <text:p text:style-name="Normal">Cette classe est similaire à la classe « Table », la seule différence est le constructeur qui prend en paramètre une liste d’enregistrement.<text:s/>Dans ce projet, un bloc peut contenir au maximum 10 enregistrements.</text:p>
      <text:list text:style-name="LFO1" text:continue-numbering="true">
        <text:list-item>
          <text:p text:style-name="P20">Classe<text:s/>« Segment »</text:p>
        </text:list-item>
      </text:list>
      <text:p text:style-name="Normal">La classe « Segment » possède un attribut ArrayList de Bloc avec des accesseurs pour récupérer la liste ainsi qu’un bloc selon sa position. Deux constructeurs sont mis à disposition, le premier avec une table en paramètre et le deuxième avec un<text:s/>index.<text:s/></text:p>
      <text:p text:style-name="Normal">Ce constructeur permet de récupérer chaque enregistrement de la table pour ensuite créer un bloc avec<text:s/>une partie de<text:s/>cette liste d’enregistrement qui sera inséré dans le segment.<text:s/>Comme dit précédemment, un bloc ne contient que 10 enregistrements, donc il faut ajouter un nouveau bloc à la liste tous les 10 enregistrements</text:p>
      <text:p text:style-name="Normal">Pour l’index c’est le même principe sauf lorsque l’on remplit la liste d’enregistrement pour créer le bloc. Comme l’index ne possède que la valeur il nous faut aussi un id que l’on va renseigner en déclarant un nouvel enregistrement.<text:s/>La description quant à elle n’est pas initialisée, pour simuler un index qui ne porte que sur le champ valeur.</text:p>
      <text:list text:style-name="LFO1" text:continue-numbering="true">
        <text:list-item>
          <text:p text:style-name="P21">Classe « Buffer »</text:p>
        </text:list-item>
      </text:list>
      <text:p text:style-name="Normal">Cette dernière brique est le buffer qui va être utilisé pour stocker les blocs<text:s/>lus<text:s/>après la jointure que l’on aura choisi<text:s/>d’effectuer. On y retrouve donc une arrayList de Bloc avec ces accesseurs.</text:p>
      <text:list text:style-name="LFO1" text:continue-numbering="true">
        <text:list-item>
          <text:p text:style-name="P22">Autres classes</text:p>
        </text:list-item>
      </text:list>
      <text:p text:style-name="Normal">Notre projet comporte<text:s/><text:s/>autres classes.</text:p>
      <text:p text:style-name="Normal">La<text:s/>première<text:s/>est la classe « Resultat » qui possède 2 attributs « Enregistrement » que l’on va utiliser afin de récupérer les enregistrements<text:s/>qui ont une valeur commune<text:s/>lors des jointures.</text:p>
      <text:soft-page-break/>
      <text:p text:style-name="Normal">La<text:s/>deuxième<text:s/>est la classe « Jointures » qui possède tous les<text:s/>algorithmes que nous allons voir après. On va y retrouver les 5 algorithmes de jointures : Key-lookup, Sort-merge, Produit Cartésien, Hashage et Omiecinski</text:p>
      <text:p text:style-name="P23">Descriptions des algorithmes :</text:p>
      <text:list text:style-name="LFO2" text:continue-numbering="true">
        <text:list-item>
          <text:p text:style-name="P24">Sort-Merge</text:p>
        </text:list-item>
      </text:list>
      <text:p text:style-name="P25">L’algorithme Sort-merge est composé en 2 étapes : trié les<text:s/>deux relations sur le critère de jointure puis fusionner ces relations pour enfin calculer le coût.</text:p>
      <text:p text:style-name="P26">On a décidé d’effectuer le tri avant la fonction et non à l’intérieur de celle-ci pour plus de facilité. On sélectionnera si les listes seront triées ou non dans le menu. Nous trions les relations grâce à la méthode sort de la classe List, par conséquent nous ne pouvons pas calculer le coût du tri, car les relations sont triées avant d’être « convertie » en segments et en blocs.</text:p>
      <text:p text:style-name="P27">Notre fonction possède 4 paramètres : 2 segments, 1 buffer et une liste résultat. Premièrement on récupère la liste de bloc pour chaque segment et on déclare 2 variables pos1 et pos2 qui vont donner la position dans les blocs afin de pouvoir<text:s/>tout comparer. Les variables stock1 et stock2 serviront de stockage<text:s/>de cette position, pour vérifier si on entre dans un nouveau bloc. Elles vont nous permettre de calculer le coût de l’algorithme</text:p>
      <text:p text:style-name="P28">// code</text:p>
      <text:p text:style-name="P29">Une boucle while est utilisé afin de pouvoir comparer chaque valeur des 2 segments. On récupère l’Enregistrement ainsi que la valeur de celui-ci pour les deux segments que l’on va ensuite comparer.</text:p>
      <text:p text:style-name="P30">// code</text:p>
      <text:p text:style-name="P31">Si les deux valeurs sont égales alors on ajoute le couple de valeurs dans la liste Résultat, on stocke la position qu’on incrémente ensuite et pour finir on ajoute le bloc au buffer.</text:p>
      <text:p text:style-name="P32">// code</text:p>
      <text:p text:style-name="P33">Sinon si la valeur du segment 1 est supérieur à celle du segment 2 alors on incrémente juste la position et on ajoute le bloc<text:s/>précédent<text:s/>au buffer<text:s/>si on change de bloc</text:p>
      <text:p text:style-name="P34">// code</text:p>
      <text:p text:style-name="P35">Et inversement si la valeur de segment 2 est supérieur à celle du segment 1.</text:p>
      <text:p text:style-name="P36">// code</text:p>
      <text:p text:style-name="P37">Enfin on ajoute les derniers blocs<text:s/>au buffer<text:s/>si la position<text:s/>finale<text:s/>est supérieure<text:s/>à celle stockée en mémoire</text:p>
      <text:p text:style-name="P38">// code</text:p>
      <text:p text:style-name="P39"/>
      <text:p text:style-name="P40"/>
      <text:soft-page-break/>
      <text:list text:style-name="LFO2" text:continue-numbering="true">
        <text:list-item>
          <text:p text:style-name="P41">Key-lookup</text:p>
        </text:list-item>
      </text:list>
      <text:p text:style-name="Normal"><text:span text:style-name="T42">L’algorithme Key-lookup se compose de boucles imbriquées pour comparer les tuples et les paramètres sont les mêmes que pour le premier algorithme. La première boucle récupère les valeurs du segment 1 qu’on ajoute au<text:s/></text:span><text:span text:style-name="T43">buffer puis la deuxième boucle récupère les valeurs du 2</text:span><text:span text:style-name="T44">e</text:span><text:span text:style-name="T45"><text:s/>segment qui sont aussi ajoutées au buffer.</text:span></text:p>
      <text:p text:style-name="P46">Ensuite on compare les valeurs et si elles sont égales alors on les ajoute à la liste Résultat. On ajoute les derniers blocs à la fin comme pour Sort-merge.</text:p>
      <text:list text:style-name="LFO2" text:continue-numbering="true">
        <text:list-item>
          <text:p text:style-name="P47">Cartésian</text:p>
        </text:list-item>
      </text:list>
      <text:p text:style-name="P48">Le principe de cet algorithme est de charger plusieurs blocs de la première relation et un bloc de la deuxième pour ensuite le comparer avec les autres blocs. Cette étape est répétée plusieurs fois jusqu’à ce que tous les blocs soient lus.<text:s/></text:p>
      <text:p text:style-name="P49">Pour ce qui est de notre fonction, les paramètres sont toujours les mêmes avec plusieurs variables déclarées comme par exemple une variable pour connaitre le nombre de blocs que l’on chargera<text:s/>en mémoire centrale<text:s/>pour la première relation.<text:s/></text:p>
      <text:p text:style-name="P50">Une première boucle permet de répéter le nombre de fois nécessaire pour que tous blocs du segment 1 soit chargés et comparés. Une deuxième boucle<text:s/>charge<text:s/>tous les blocs du segment 2<text:s/>un à un<text:s/>pour les comparer avec les blocs<text:s/>du segment 1<text:s/>chargés. Lorsque deux valeurs sont égales le traitement est similaire que les autres algorithmes.</text:p>
      <text:list text:style-name="LFO2" text:continue-numbering="true">
        <text:list-item>
          <text:p text:style-name="P51">Omiecinski</text:p>
        </text:list-item>
      </text:list>
      <text:p text:style-name="P52">Cet algorithme ressemble au Sort-merge<text:s/>sauf qu’ici<text:s/>des index secondaires sont utilisés. Premièrement, on trie les indexes sur leurs attributs,<text:s/>ce<text:s/>qui est effectué avant de lancer la fonction, puis<text:s/>on effectue<text:s/>les comparaisons entre les valeurs. La fonction possède deux boucles imbriquées qui permet de parcourir chaque bloc que l’on va ensuite traiter : la première parcourt les éléments de la première relation et la deuxième parcourt non seulement les éléments de la relation 2 mais aussi<text:s/>vérifie si les éléments sont différents. Si les valeurs sont égaux<text:s/>alors on sort de la boucle pour les envoyer dans la liste Résultat.<text:s/></text:p>
      <text:list text:style-name="LFO2" text:continue-numbering="true">
        <text:list-item>
          <text:p text:style-name="P53">Hachage</text:p>
        </text:list-item>
      </text:list>
      <text:p text:style-name="P54">Pour ce dernier algorithme deux fonctions sont nécessaires : une fonction pour partitionner les segments et une fonction pour la résolution du problème.<text:s/></text:p>
      <text:list text:style-name="LFO3" text:continue-numbering="true">
        <text:list-item>
          <text:p text:style-name="P55">Fonction partition</text:p>
        </text:list-item>
      </text:list>
      <text:p text:style-name="P56">On crée d’abord un<text:s/>tableau<text:s/>de<text:s/>Blocs<text:s/>qui récupérera les<text:s/>enregistrements<text:s/>après partition puis on parcourt les éléments du segment mis en paramètre.</text:p>
      <text:p text:style-name="P57">Chaque enregistrement est récupéré puis<text:s/>enregistré dans le<text:s/>tableau<text:s/>de Blocs, stocké à l’indice de leur valeur.<text:s/>Par exemple un enregistrement de valeur 47 sera dans le bloc à l’indice 47 dans le<text:s/>tableau.</text:p>
      <text:p text:style-name="P58">Une fois tout ceci effectué<text:s/>on renvoie le<text:s/>tableau<text:s/>de Blocs</text:p>
      <text:soft-page-break/>
      <text:list text:style-name="LFO3" text:continue-numbering="true">
        <text:list-item>
          <text:p text:style-name="P59">Fonction Hash</text:p>
        </text:list-item>
      </text:list>
      <text:p text:style-name="Normal"><text:span text:style-name="T60">Dans cette fonction on appelle la fonction ci-dessus pour chaque segment en paramètre puis une première boucle récupère un élément<text:s/></text:span><text:span text:style-name="T61">du premier et du deuxième tableau où chaque bloc est ajouté au buffer. Une deuxième boucle va ajouter les enregistrements du 2</text:span><text:span text:style-name="T62">e</text:span><text:span text:style-name="T63"><text:s/>bloc à une variable puis une dernière boucle récupère les enregistrements du 1</text:span><text:span text:style-name="T64">er</text:span><text:span text:style-name="T65"><text:s/>bloc. Ces enregistrements seront envoyés dans l</text:span><text:span text:style-name="T66">a liste Résultat car les enregistrements partitionnés précédemment sont stockés à l’indice de leur valeur c'est-à-dire que deux enregistrements au même indice sont forcément égaux.</text:span></text:p>
      <text:list text:style-name="LFO2" text:continue-numbering="true">
        <text:list-item>
          <text:p text:style-name="P67">Interface</text:p>
        </text:list-item>
      </text:list>
      <text:p text:style-name="P68">Pour pouvoir effectuer tous les tests nécessaires, nous avons décidé de faire une interface graphique avec NetBeans pour plus de facilité et de rapidité. <text:s/></text:p>
      <text:p text:style-name="P69">Cette interface se compose d’un menu à gauche où l’on peut sélectionner une table ou un index pour chaque relation. On peut aussi choisir si la relation sera<text:s/>triée ou non, sachant que la jointure Sort-merge et Omiecinski n’affichera aucun résultat si les deux relations ne sont pas triées. Enfin on choisit le type de jointure que l’on veut parmi les 5 disponibles. 3 zones de textes afficheront les<text:s/>information concernant les relations, la<text:s/>première pour les éléments de la relation 1, la deuxième pour les éléments de la relation 2 et enfin la dernière pour les résultats après jointure.</text:p>
      <text:p text:style-name="P70">(osef du fonctionnement de l’ihm c’est pour ça que je l’ai supp)</text:p>
      <text:list text:style-name="LFO2" text:continue-numbering="true">
        <text:list-item>
          <text:p text:style-name="P71">Interprétation des résultats</text:p>
        </text:list-item>
      </text:list>
      <text:p text:style-name="P72">Key-Lookup :<text:s/>1010<text:s/>blocs lus</text:p>
      <text:p text:style-name="P73">Ce coût très important s’explique par le fait que l’on ne puisse pas faire facilement une sélection sur la relation R2 avec l’index secondaire car nos index sont modélisés comme des tables. Pour une jointure de ce type, avec notre algorithme, le coût est de Br1 + Tr1*Br2 soit 10+100*10=1010.</text:p>
      <text:p text:style-name="P74">Sort-merge : 20 blocs lus</text:p>
      <text:p text:style-name="P75">Ce coût paraît très attractif, mais il n’est pas représentatif de la réalité car nous n’incluons pas le coût du tri des 2 relations dans l’algorithme. Le tri est géré en amont et nous n’avons donc ici que le coût de la jointure des relations triées qui est de Br1+Br2 soit 20.</text:p>
      <text:p text:style-name="P76">Produit Cartésien :<text:s/>30<text:s/>blocs</text:p>
      <text:p text:style-name="P77">Ce coût est similaire au coût obtenu en condition réelle pour cet algorithme. Notre mémoire centrale accueille 5 blocs de R1 et les compare séquentiellement avec 1 blocs de R2, elle a donc une capacité de 6 blocs. On retrouve ce coût grâce à la formule du cours qui est (Br1/(M-1))*Br2 + Br1 soit ici (10/5)*10+10=30.</text:p>
      <text:p text:style-name="P78">Hachage : 220 blocs lus</text:p>
      <text:p text:style-name="P79">Ce coût peut paraître élevé, mais il est en fait cohérent avec les conditions réelles. Ce qui le fait autant monter est la fonction de<text:s/>partitionnement<text:s/>qui n’est pas optimisée car la liste de blocs qui en résulte a autant d’indices que de valeurs possibles pour l’attribut valeur d’un enregistrement.</text:p>
      <text:soft-page-break/>
      <text:p text:style-name="P80">Notre fonction de partitionnement a un coût de Br1, on l’utilise deux fois donc Br1+Br2 soit 20 dans notre cas.</text:p>
      <text:p text:style-name="P81">Ensuite la fonction de jointure parcourt les deux tableaux de blocs partitionnées, donc ces tableaux font 100 cases, et le coût est donc de 200. Notre coût total est donc bien de 220.</text:p>
      <text:p text:style-name="P82">Omiecinski :<text:s/>20<text:s/>blocs lus</text:p>
      <text:p text:style-name="P83">Tout comme l’algorithme sort merge, ici le coût paraît attractif car nous ne comptons pas le tri des relations. Le tri est géré en amont et nous n’avons donc ici que le coût de la jointure des relations triées qui est de Br1+Br2 soit 20.</text:p>
      <text:p text:style-name="P84">Ces résultats sont ceux observés avec nos choix de modélisation, ils ne reflètent donc pas forcément les coûts que nous pouvons observer sur un SGBD comme<text:s/>Oracle. Dans notre cas, l’algorithme du produit cartésien semble le plus attractif si l’on exclu les jointures sort merge et Omiecinski du fait du coût du tri absent.<text:s/></text:p>
      <text:p text:style-name="P85">A cause de nos choix de modélisation, l’algorithme key-lookup est à éviter absolument car il parcourt beaucoup trop de blocs.<text:s/></text:p>
      <text:p text:style-name="P86">Si nous parvenons à améliorer la fonction de partitionnement, l’algorithme de hachage peut devenir lui aussi très intéressant</text:p>
      <text:p text:style-name="P87"/>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ieu PERRIN</meta:initial-creator>
    <dc:creator>Jules Gallay</dc:creator>
    <meta:creation-date>2019-12-07T12:46:00Z</meta:creation-date>
    <dc:date>2019-12-12T08:40:00Z</dc:date>
    <meta:template xlink:href="Normal" xlink:type="simple"/>
    <meta:editing-cycles>45</meta:editing-cycles>
    <meta:editing-duration>PT72000S</meta:editing-duration>
    <meta:document-statistic meta:page-count="6" meta:paragraph-count="25" meta:word-count="1948" meta:character-count="12640" meta:row-count="89" meta:non-whitespace-character-count="10717"/>
  </office:meta>
</office:document-meta>
</file>